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</style:style>
    <style:style style:name="P2" style:family="paragraph" style:parent-style-name="Text_20_body" style:master-page-name="">
      <loext:graphic-properties draw:fill="none"/>
      <style:paragraph-properties fo:margin-left="1cm" fo:margin-right="1cm" fo:text-align="end" style:justify-single-word="false" fo:text-indent="0cm" style:auto-text-indent="false" style:page-number="auto" fo:background-color="transparent"/>
    </style:style>
    <style:style style:name="P3" style:family="paragraph" style:parent-style-name="Text_20_body">
      <loext:graphic-properties draw:fill="none"/>
      <style:paragraph-properties fo:margin-left="1cm" fo:margin-right="1cm" fo:text-align="end" style:justify-single-word="false" fo:text-indent="0cm" style:auto-text-indent="false" fo:background-color="transparent"/>
    </style:style>
    <style:style style:name="P4" style:family="paragraph" style:parent-style-name="Text_20_body">
      <loext:graphic-properties draw:fill="none"/>
      <style:paragraph-properties fo:margin-left="1cm" fo:margin-right="1cm" fo:text-indent="0cm" style:auto-text-indent="false" fo:background-color="transparent"/>
    </style:style>
    <style:style style:name="P5" style:family="paragraph" style:parent-style-name="Text_20_body">
      <loext:graphic-properties draw:fill="none"/>
      <style:paragraph-properties fo:margin-left="1cm" fo:margin-right="1cm" fo:text-indent="0cm" style:auto-text-indent="false" fo:background-color="transparent"/>
      <style:text-properties officeooo:paragraph-rsid="001e9de7"/>
    </style:style>
    <style:style style:name="T1" style:family="text">
      <style:text-properties officeooo:rsid="001e9d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Ref.: IBI2025</text:p>
      <text:p text:style-name="P4">Benvolguts/udes usuaris/àries,</text:p>
      <text:p text:style-name="P4"/>
      <text:p text:style-name="P4">Des del Servei de Recaudació de l’Ajuntament de Maó us informam que, seguint el calendari fiscal establert per a l’exercici 2025, resta obert el termini de pagament de l’Impost sobre Béns Immobles (IBI).</text:p>
      <text:p text:style-name="P4"/>
      <text:p text:style-name="P4">Els contribuents disposau fins al pròxim mes d’abril per fer efectiu el pagament del vostre rebut. Podeu realitzar-lo de forma presencial a les oficines municipals o bé mitjançant la seu electrònica de l’Ajuntament.</text:p>
      <text:p text:style-name="P4"/>
      <text:p text:style-name="P4">Us recomanam no deixar el tràmit per als darrers dies per evitar possibles incidències.</text:p>
      <text:p text:style-name="P4"/>
      <text:p text:style-name="P4">Ben cordialment,</text:p>
      <text:p text:style-name="P4"/>
      <text:p text:style-name="P5">[rúbrica]<text:line-break/></text:p>
      <text:p text:style-name="P5">Joana Seguí Villalonga<text:line-break/>Cap del Servei de Recaudació<text:line-break/>Ajuntament de Maó<text:line-break/></text:p>
      <text:p text:style-name="P5">Maó, 4 de novembre de 2025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fo:background-color="#ffdbb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dbb6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dbb6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13:52:57.022993251</meta:creation-date>
    <meta:generator>LibreOffice/24.2.7.2$Linux_X86_64 LibreOffice_project/420$Build-2</meta:generator>
    <dc:date>2025-11-04T10:04:07.785716265</dc:date>
    <meta:editing-duration>PT4M4S</meta:editing-duration>
    <meta:editing-cycles>1</meta:editing-cycles>
    <meta:document-statistic meta:table-count="0" meta:image-count="0" meta:object-count="0" meta:page-count="1" meta:paragraph-count="9" meta:word-count="104" meta:character-count="670" meta:non-whitespace-character-count="573"/>
  </office:meta>
</office:document-meta>
</file>